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kstzonderopmaak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kstzonderopmaak" style:family="paragraph">
      <style:text-properties style:font-name="Courier New" style:font-name-complex="Courier New"/>
    </style:style>
    <style:style style:name="P3" style:parent-style-name="Tekstzonderopmaak" style:family="paragraph">
      <style:text-properties style:font-name="Courier New" style:font-name-complex="Courier New"/>
    </style:style>
    <style:style style:name="P4" style:parent-style-name="Tekstzonderopmaak" style:family="paragraph">
      <style:text-properties style:font-name="Courier New" style:font-name-complex="Courier New"/>
    </style:style>
    <style:style style:name="P5" style:parent-style-name="Tekstzonderopmaak" style:family="paragraph">
      <style:text-properties style:font-name="Courier New" style:font-name-complex="Courier New"/>
    </style:style>
    <style:style style:name="P6" style:parent-style-name="Tekstzonderopmaak" style:family="paragraph">
      <style:text-properties style:font-name="Courier New" style:font-name-complex="Courier New"/>
    </style:style>
    <style:style style:name="P7" style:parent-style-name="Tekstzonderopmaak" style:family="paragraph">
      <style:text-properties style:font-name="Courier New" style:font-name-complex="Courier New"/>
    </style:style>
    <style:style style:name="P8" style:parent-style-name="Tekstzonderopmaak" style:family="paragraph">
      <style:text-properties style:font-name="Courier New" style:font-name-complex="Courier New"/>
    </style:style>
    <style:style style:name="P9" style:parent-style-name="Tekstzonderopmaak" style:family="paragraph">
      <style:text-properties style:font-name="Courier New" style:font-name-complex="Courier New"/>
    </style:style>
    <style:style style:name="P10" style:parent-style-name="Tekstzonderopmaak" style:family="paragraph">
      <style:text-properties style:font-name="Courier New" style:font-name-complex="Courier New"/>
    </style:style>
    <style:style style:name="P11" style:parent-style-name="Tekstzonderopmaak" style:family="paragraph">
      <style:text-properties style:font-name="Courier New" style:font-name-complex="Courier New"/>
    </style:style>
    <style:style style:name="T12" style:parent-style-name="Standaardalinea-lettertype" style:family="text">
      <style:text-properties style:font-name="Courier New" style:font-name-complex="Courier New"/>
    </style:style>
  </office:automatic-styles>
  <office:body>
    <office:text text:use-soft-page-breaks="true">
      <text:p text:style-name="P1">Een ZZPer kan nooit een werkloosheidswerk uitkering krijgen.</text:p>
      <text:p text:style-name="P2">half jaar of minder contract geen proeftijd.</text:p>
      <text:p text:style-name="P3"/>
      <text:p text:style-name="P4">Je kan je als ZZPer verhuren voor tijdelijke tijd, en je kan een contract opleggen dat je weg gaat als de vaste persoon terug komt.</text:p>
      <text:p text:style-name="P5"/>
      <text:p text:style-name="P6">Een werknemer is verzekerd en krijgt pensioengeld, een zzper is niet verzekerd en moet zelf hun pensioengeld sparen.</text:p>
      <text:p text:style-name="P7"/>
      <text:p text:style-name="P8">Als je contract morgen stopt, is er sprake van einde van rechtswege.</text:p>
      <text:p text:style-name="P9">personingsplan = een plan maken over personeel je nodig had hebben.<text:s/></text:p>
      <text:p text:style-name="P10">kwalitattief planning = welke mensen wil je</text:p>
      <text:p text:style-name="P11">qualitatief planning = hoeveel mensen wil je (leeftijd, wanneer gaan ze met pensioen?)(Studies aan bidden)</text:p>
      <text:p text:style-name="Tekstzonderopmaak"><text:span text:style-name="T12">personneelsbezetting = Hoe ga ik de plaatsen dat ik nodig heb vullen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ekstzonderopmaak" style:display-name="Tekst zonder opmaak" style:family="paragraph" style:parent-style-name="Standa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TekstzonderopmaakChar" style:display-name="Tekst zonder opmaak Char" style:family="text" style:parent-style-name="Standaardalinea-lettertype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263in" fo:margin-bottom="0.984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0-12T10:05:00Z</meta:creation-date>
    <dc:date>2020-10-12T10:05:00Z</dc:date>
    <meta:template xlink:href="Normal" xlink:type="simple"/>
    <meta:editing-cycles>2</meta:editing-cycles>
    <meta:editing-duration>PT60S</meta:editing-duration>
    <meta:document-statistic meta:page-count="1" meta:paragraph-count="1" meta:word-count="112" meta:character-count="727" meta:row-count="5" meta:non-whitespace-character-count="616"/>
  </office:meta>
</office:document-meta>
</file>